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60000005A12EEED26.png"/>
  <manifest:file-entry manifest:media-type="image/png" manifest:full-path="Pictures/10000201000001300000004EFEF7289D.png"/>
  <manifest:file-entry manifest:media-type="image/png" manifest:full-path="Pictures/100002010000022C0000018F2E0387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ucida Console" fo:font-size="10pt" style:font-size-asian="10pt" style:font-size-complex="10pt"/>
    </style:style>
    <style:style style:name="P4" style:family="paragraph" style:parent-style-name="Standard">
      <style:paragraph-properties fo:margin-left="-0.4925in" fo:margin-right="0in" fo:text-indent="0in" style:auto-text-indent="false"/>
      <style:text-properties style:font-name="Lucida Console" fo:font-size="10pt" style:font-size-asian="10pt" style:font-size-complex="10pt"/>
    </style:style>
    <style:style style:name="P5" style:family="paragraph" style:parent-style-name="Standard">
      <style:paragraph-properties fo:margin-left="-0.0102in" fo:margin-right="0in" fo:text-indent="0.0102in" style:auto-text-indent="false"/>
      <style:text-properties style:font-name="Lucida Console" fo:font-size="10pt" style:font-size-asian="10pt" style:font-size-complex="10pt"/>
    </style:style>
    <style:style style:name="P6" style:family="paragraph" style:parent-style-name="Standard" style:master-page-name="">
      <style:paragraph-properties fo:margin-left="-0.0102in" fo:margin-right="0in" fo:text-indent="0.0102in" style:auto-text-indent="false" style:page-number="auto"/>
      <style:text-properties style:font-name="Lucida Console" fo:font-size="10pt" style:font-size-asian="10pt" style:font-size-complex="10pt"/>
    </style:style>
    <style:style style:name="P7" style:family="paragraph" style:parent-style-name="Text_20_body">
      <style:text-properties style:font-name="Lucida Console" fo:font-size="10.5pt" style:font-size-asian="10.5pt" style:font-size-complex="10.5pt"/>
    </style:style>
    <style:style style:name="P8" style:family="paragraph" style:parent-style-name="Standard" style:list-style-name="L1">
      <style:text-properties fo:font-size="14pt" style:font-size-asian="14pt" style:font-size-complex="14pt"/>
    </style:style>
    <style:style style:name="P9" style:family="paragraph" style:parent-style-name="Standard" style:list-style-name="L2">
      <style:text-properties fo:font-size="14pt" style:font-size-asian="14pt" style:font-size-complex="14pt"/>
    </style:style>
    <style:style style:name="P10" style:family="paragraph" style:parent-style-name="Standard" style:list-style-name="L3">
      <style:text-properties fo:font-size="14pt" style:font-size-asian="14pt" style:font-size-complex="14pt"/>
    </style:style>
    <style:style style:name="P11" style:family="paragraph" style:parent-style-name="Standard" style:list-style-name="L4">
      <style:text-properties fo:font-size="14pt" style:font-size-asian="14pt" style:font-size-complex="14pt"/>
    </style:style>
    <style:style style:name="P12" style:family="paragraph" style:parent-style-name="Standard" style:list-style-name="L5">
      <style:text-properties fo:font-size="14pt" style:font-size-asian="14pt" style:font-size-complex="14pt"/>
    </style:style>
    <style:style style:name="P13" style:family="paragraph" style:parent-style-name="Standard" style:list-style-name="L6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blem Domains:</text:p>
      <text:list xml:id="list2329665680310928207" text:style-name="L1">
        <text:list-item>
          <text:p text:style-name="P8"><text:s/>Grail works with semantic triplets (head, relation, tail) in the domain of knowledge graphs</text:p>
        </text:list-item>
        <text:list-item>
          <text:p text:style-name="P8"><text:s/>Placn works with edges and vertices in a weighted graph.</text:p>
        </text:list-item>
      </text:list>
      <text:p text:style-name="P1"/>
      <text:p text:style-name="P1">Subgraph Extraction:</text:p>
      <text:list xml:id="list2093861807036455030" text:style-name="L2">
        <text:list-item>
          <text:p text:style-name="P9"><text:s/>Grail: The number of hops is constant during the experiments. <text:s/>“Let Nk(u) and Nk(v) be set of nodes in the k-hop (undirected) neighborhood of the two target nodes in the KG. We compute the enclosing subgraph by taking the intersection, Nk(u) ∩ Nk(v), of these k-hop neighborhood sets and then prune nodes that are isolated or at a distance greater than k from either of the target nodes.” <text:s/></text:p>
        </text:list-item>
        <text:list-item>
          <text:p text:style-name="P9">Placn: The maximum number of nodes is constant during the experiments. <text:s/>Placn increases the number of hops on each iteration to build up the subgraphs.</text:p>
        </text:list-item>
      </text:list>
      <text:p text:style-name="P1"/>
      <text:p text:style-name="P1">Subgraph labelling</text:p>
      <text:list xml:id="list6607754673609919881" text:style-name="L3">
        <text:list-item>
          <text:p text:style-name="P10">Grail labels each node i, in a subgraph of u,v, with a tuple (d(i,u),d(i,v)) where d(i,x) is the distance from i to the target node x.</text:p>
        </text:list-item>
        <text:list-item>
          <text:p text:style-name="P10">Placn labels each node with its ordinal number. <text:s/>It calculates the order from the node's average number of hops to target nodes, then average weight to target nodes. <text:s/>Closer nodes will have lower order.<text:line-break/></text:p>
        </text:list-item>
      </text:list>
      <text:p text:style-name="P1">Heuristics</text:p>
      <text:list xml:id="list7073940739222979599" text:style-name="L4">
        <text:list-item>
          <text:p text:style-name="P11">Grail does not use a heuristic function or features. <text:s/>Relies on the combine, aggregate, scoring functions of the Graph Neural Network.</text:p>
        </text:list-item>
        <text:list-item>
          <text:p text:style-name="P11">Placn uses 5 different heuristics, plus the weighted adjacency matrix</text:p>
        </text:list-item>
      </text:list>
      <text:p text:style-name="P1"/>
      <text:p text:style-name="P1">Neural Network Training</text:p>
      <text:list xml:id="list5816968882353401222" text:style-name="L5">
        <text:list-item>
          <text:p text:style-name="P12">Grail trains Graph Neural Network to find probability of a target relation given the labeled subgraph of two nodes.</text:p>
        </text:list-item>
        <text:list-item>
          <text:p text:style-name="P12">Placn trains Convolutional Neural Network to classify a labeled subgraph as having a future link between two nodes, or not having a future link.<text:line-break/><text:line-break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LACN Subgraph Extraction Used in GRAIL</text:p>
      <text:p text:style-name="P1"/>
      <text:p text:style-name="P1"><draw:frame draw:style-name="fr1" draw:name="graphics2" text:anchor-type="paragraph" svg:width="2.7299in" svg:height="0.9374in" draw:z-index="1"><draw:image xlink:href="Pictures/10000201000001060000005A12EEED26.png" xlink:type="simple" xlink:show="embed" xlink:actuate="onLoad"/></draw:frame></text:p>
      <text:p text:style-name="P1"><draw:frame draw:style-name="fr1" draw:name="graphics1" text:anchor-type="paragraph" svg:width="3.1665in" svg:height="0.8126in" draw:z-index="0"><draw:image xlink:href="Pictures/10000201000001300000004EFEF7289D.png" xlink:type="simple" xlink:show="embed" xlink:actuate="onLoad"/></draw:frame>K = (2*5225 / 2000) * (1 + (2*5225 / (2000 * 1999))</text:p>
      <text:p text:style-name="P1"><text:s/>= 5.225 + 1.026</text:p>
      <text:p text:style-name="P1">= 6.026</text:p>
      <text:p text:style-name="P1"><draw:frame draw:style-name="fr2" draw:name="graphics3" text:anchor-type="paragraph" svg:width="4.2661in" svg:height="3.061in" draw:z-index="2"><draw:image xlink:href="Pictures/100002010000022C0000018F2E0387AB.png" xlink:type="simple" xlink:show="embed" xlink:actuate="onLoad"/></draw:frame></text:p>
      <text:p text:style-name="P1">When writing this code, removed N_temp from implementation. <text:s/>Proof of validity below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of the Ntemp set is not needed in algorithm. <text:s/>Can just assign to N_k</text:p>
      <text:p text:style-name="P3"/>
      <text:p text:style-name="P4"/>
      <text:p text:style-name="P6"><draw:frame draw:style-name="fr3" draw:name="Object1" text:anchor-type="as-char" svg:y="-3.1957in" svg:width="3.7866in" svg:height="6.3335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PLACN Node Labelling</text:h>
      <text:p text:style-name="Text_20_body"/>
      <text:p text:style-name="P7">def placn_node_label(subgraph, max_distance=1, k=6):</text:p>
      <text:p text:style-name="P7"><text:s text:c="4"/># implementation of the node labeling scheme described in PLACN</text:p>
      <text:p text:style-name="P7"><text:s text:c="4"/>roots = [0, 1]</text:p>
      <text:p text:style-name="P7"><text:s text:c="4"/>node_map = [.5, .5]</text:p>
      <text:p text:style-name="P7"><text:s text:c="4"/>dist_to_roots = np.clip(ssp.csgraph.dijkstra(subgraph, indices=[0, 1], directed=False, unweighted=True, min_only=False, limit=1e6), 0, 1e7)</text:p>
      <text:p text:style-name="P7"/>
      <text:p text:style-name="P7"><text:s text:c="4"/>for r in range(subgraph.shape[0])[2:]:</text:p>
      <text:p text:style-name="P7"><text:s text:c="8"/>h_i = dist_to_roots[0][r]</text:p>
      <text:p text:style-name="P7"><text:s text:c="8"/>h_j = dist_to_roots[1][r]</text:p>
      <text:p text:style-name="P7"><text:s text:c="8"/>#weights not available, just use distance</text:p>
      <text:p text:style-name="P7"><text:s text:c="8"/>d = (h_i+h_j)/2</text:p>
      <text:p text:style-name="P7"><text:s text:c="8"/>node_map += [d]</text:p>
      <text:p text:style-name="P7"><text:s text:c="4"/>enclosing_subgraph_nodes = np.where(np.array(node_map) &lt;= 90000000)[0]</text:p>
      <text:p text:style-name="P7"><text:s text:c="4"/>return np.argsort(np.argsort(node_map)), enclosing_subgraph_nodes</text:p>
      <text:p text:style-name="P7"/>
      <text:p text:style-name="Text_20_body">TODO:</text:p>
      <text:list xml:id="list922912164102940399" text:style-name="L6">
        <text:list-item>
          <text:p text:style-name="P13">Implement feature matrices as node embeddings</text:p>
        </text:list-item>
        <text:list-item>
          <text:p text:style-name="P13">Generate graph weights<text:line-break/><text:line-break/>KG, links qualitative, placn: numer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e Muzzin</meta:initial-creator>
    <meta:creation-date>2021-07-03T17:21:47.34</meta:creation-date>
    <dc:date>2021-08-13T17:19:51.53</dc:date>
    <dc:creator>Jae Muzzin</dc:creator>
    <meta:editing-duration>P18DT20H18M26S</meta:editing-duration>
    <meta:editing-cycles>21</meta:editing-cycles>
    <meta:generator>OpenOffice/4.1.2$Win32 OpenOffice.org_project/412m3$Build-9782</meta:generator>
    <meta:document-statistic meta:table-count="0" meta:image-count="3" meta:object-count="1" meta:page-count="4" meta:paragraph-count="39" meta:word-count="405" meta:character-count="2641"/>
  </office:meta>
</office:document-meta>
</file>

<file path=Object 1/content.xml><?xml version="1.0" encoding="utf-8"?>
<math xmlns="http://www.w3.org/1998/Math/MathML">
  <semantics>
    <mtable>
      <mtr>
        <mtd>
          <mrow>
            <mtext>Let </mtext>
            <msup>
              <mo stretchy="false">Γ</mo>
              <mrow>
                <mi>h</mi>
              </mrow>
            </msup>
            <mrow>
              <mo stretchy="false">(</mo>
              <mrow>
                <mi>i</mi>
              </mrow>
              <mo stretchy="false">)</mo>
            </mrow>
            <mtext> be the h-hop neighbourhood of node i</mtext>
          </mrow>
        </mtd>
      </mtr>
      <mtr>
        <mtd/>
      </mtr>
      <mtr>
        <mtd>
          <mrow>
            <mtext>Proof that </mtext>
          </mrow>
        </mtd>
      </mtr>
      <mtr>
        <mtd>
          <mrow>
            <mtext>if </mtext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then </mtext>
            <mrow>
              <msub>
                <mi>N</mi>
                <mi>K</mi>
              </msub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Def. of h-hop neighbourhood</mtext>
          </mrow>
        </mtd>
      </mtr>
      <mtr>
        <mtd>
          <mrow>
            <msup>
              <mo stretchy="false">Γ</mo>
              <mrow>
                <mrow>
                  <mi>h</mi>
                  <mo stretchy="false">−</mo>
                  <mn>1</mn>
                </mrow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text>   (1)</mtext>
          </mrow>
        </mtd>
      </mtr>
      <mtr>
        <mtd>
          <mrow>
            <mtext>Given</mtext>
          </mrow>
        </mtd>
      </mtr>
      <mtr>
        <mtd>
          <mrow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row>
                <mo stretchy="false">(</mo>
                <mrow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i/>
                    <mo stretchy="false">∩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row>
                <mi/>
                <mo stretchy="false">∧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row>
                  <mi>x</mi>
                  <mo stretchy="false">∉</mo>
                  <msub>
                    <mi>N</mi>
                    <mi>K</mi>
                  </msub>
                </mrow>
              </mrow>
              <mo stretchy="false">∨</mo>
              <mrow>
                <mo stretchy="false">(</mo>
                <mrow>
                  <mrow>
                    <mi>x</mi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row>
                      <mi/>
                      <mo stretchy="false">∧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(</mo>
              <mrow>
                <mrow>
                  <mrow>
                    <mrow>
                      <mrow>
                        <mi>x</mi>
                        <mo stretchy="false">∉</mo>
                        <msub>
                          <mi>N</mi>
                          <mi>K</mi>
                        </msub>
                      </mrow>
                    </mrow>
                    <mo stretchy="false">∨</mo>
                    <mi>x</mi>
                  </mrow>
                  <mo stretchy="false">∈</mo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</mrow>
                <mrow>
                  <mo stretchy="false">(</mo>
                  <mrow>
                    <mi>i</mi>
                  </mrow>
                  <mo stretchy="false">)</mo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row>
                    <mrow>
                      <mrow>
                        <mrow>
                          <mi>x</mi>
                          <mo stretchy="false">∉</mo>
                          <msub>
                            <mi>N</mi>
                            <mi>K</mi>
                          </msub>
                        </mrow>
                      </mrow>
                      <mo stretchy="false">∨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row>
                  <mo stretchy="false">(</mo>
                  <mrow>
                    <mi>i</mi>
                  </mrow>
                  <mo stretchy="false">)</mo>
                </mrow>
                <mo stretchy="false">∧</mo>
                <mi>x</mi>
              </mrow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sub>
                  <mi>N</mi>
                  <mi>K</mi>
                </msub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Since </mtext>
            <msub>
              <mi>N</mi>
              <mi>K</mi>
            </msub>
            <mtext> is a subset of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>,</mi>
          </mrow>
        </mtd>
      </mtr>
      <mtr>
        <mtd>
          <mrow>
            <mtext>each iteration of the loop can reset </mtext>
            <msub>
              <mi>N</mi>
              <mi>K</mi>
            </msub>
            <mtext> to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 without loss of members.</mtext>
          </mrow>
        </mtd>
      </mtr>
    </mtable>
    <annotation encoding="StarMath 5.0">"Let " %GAMMA^{h}(i) " be the h-hop neighbourhood of node i" newline
newline
"Proof that " newline
"if " N_K = %GAMMA^{h-1}(i)~ intersection %GAMMA^{h-1}(j) newline
"then " 
N_K subseteq %GAMMA^{h}(i)~ intersection %GAMMA^{h}(j) newline
newline

"Def. of h-hop neighbourhood" newline
%GAMMA^{h-1}(i) subseteq %GAMMA^{h}(i) newline 
x in %GAMMA^{h-1}(i) ~"=&gt;" x in %GAMMA^{h}(i) "   (1)" newline 
"Given" newline
N_K = %GAMMA^{h-1}(i)~ intersection %GAMMA^{h-1}(j) newline
x in N_K ~"&lt;=&gt;" x in (%GAMMA^{h-1}(i)~ intersection %GAMMA^{h-1}(j)) newline
x in N_K ~"&lt;=&gt;" x in %GAMMA^{h-1}(i)~ and x in %GAMMA^{h-1}(j) newline
{x notin N_K} or ( x in %GAMMA^{h-1}(i)~ and x in %GAMMA^{h-1}(j)) newline
({x notin N_K} or  x in %GAMMA^{h-1}(i))~ and ({x notin N_K} or  x in %GAMMA^{h-1}(j)) newline
{x notin N_K} or  x in %GAMMA^{h-1}(i) newline
 {x notin N_K} or  x in %GAMMA^{h-1}(j) newline
{x in N_K} ~"=&gt;" x in %GAMMA^{h-1}(i) newline
 {x in N_K}~"=&gt;"  x in %GAMMA^{h-1}(j) newline
{x in N_K} ~"=&gt;" x in %GAMMA^{h}(i) ~~"by (1)" newline 
 {x in N_K}~"=&gt;"  x in %GAMMA^{h}(j) ~~"by (1)" newline
 {x in N_K}~"=&gt;" x in %GAMMA^{h}(i) and  x in %GAMMA^{h}(j) newline
 {x in N_K}~"=&gt;" x in %GAMMA^{h}(i) intersection %GAMMA^{h}(j) newline
 {N_K} subseteq %GAMMA^{h}(i) intersection %GAMMA^{h}(j) newline
 newline
 "Since " N_K " is a subset of " %GAMMA^{h}(i) intersection %GAMMA^{h}(j), newline "each iteration of the loop can reset " N_K " to " %GAMMA^{h}(i) intersection %GAMMA^{h}(j) newline " without loss of members."</annotation>
  </semantics>
</math>
</file>